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25-01-07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60976" calcext:value-type="float">
            <text:p>42.8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24-01-03 13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47032" calcext:value-type="float">
            <text:p>42.5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23-01-04 23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04944" calcext:value-type="float">
            <text:p>42.6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22-01-03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21-01-05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20-01-06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99232" calcext:value-type="float">
            <text:p>41.0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19-01-02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3512" calcext:value-type="float">
            <text:p>41.0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18-01-0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9608" calcext:value-type="float">
            <text:p>41.0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17-01-09 16:57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68168" calcext:value-type="float">
            <text:p>40.9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16-01-08 20:06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8608" calcext:value-type="float">
            <text:p>40.6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15-01-06 15:05:0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55392" calcext:value-type="float">
            <text:p>40.8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14-01-09 15:03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18944" calcext:value-type="float">
            <text:p>40.3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13-01-08 20:07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65504" calcext:value-type="float">
            <text:p>39.4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1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12-01-06 15:05:2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27704" calcext:value-type="float">
            <text:p>41.8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1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11-01-06 14:27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53056" calcext:value-type="float">
            <text:p>40.4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10-01-15 14:10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09-01-05 16:41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07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1608" calcext:value-type="float">
            <text:p>37.2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06-01-05 19:42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05-01-04 21:29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61928" calcext:value-type="float">
            <text:p>36.76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04-01-05 18:50:1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2536" calcext:value-type="float">
            <text:p>36.29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03-01-07 20:59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02-01-14 21:57:0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01-01-09 21:59:1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2000-01-07 06:35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99-01-05 22:05:0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98-01-06 20:14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9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9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9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9104" calcext:value-type="float">
            <text:p>33.97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61272" calcext:value-type="float">
            <text:p>34.56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91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90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8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8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8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75328" calcext:value-type="float">
            <text:p>29.67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8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91536" calcext:value-type="float">
            <text:p>28.29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8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8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808" calcext:value-type="float">
            <text:p>28.18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8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8796" calcext:value-type="float">
            <text:p>25.58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8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79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3584" calcext:value-type="float">
            <text:p>24.10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7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77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6536" calcext:value-type="float">
            <text:p>22.57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1716100540601</text:p>
          </table:table-cell>
          <table:table-cell office:value-type="string" calcext:value-type="string">
            <text:p>197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